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Heading_20_2" style:master-page-name="Standard">
      <style:paragraph-properties style:page-number="1"/>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text-properties officeooo:rsid="0002964d" officeooo:paragraph-rsid="0002964d"/>
    </style:style>
    <style:style style:name="P6" style:family="paragraph" style:parent-style-name="Standard" style:list-style-name="WWNum1">
      <style:paragraph-properties fo:margin-left="0.5in" fo:margin-right="0in" fo:text-indent="-0.25in" style:auto-text-indent="false"/>
      <style:text-properties officeooo:rsid="0002964d" officeooo:paragraph-rsid="0002964d"/>
    </style:style>
    <style:style style:name="P7" style:family="paragraph" style:parent-style-name="Standard">
      <style:text-properties officeooo:paragraph-rsid="0002964d"/>
    </style:style>
    <style:style style:name="T1" style:family="text">
      <style:text-properties fo:color="#1155cc" loext:opacity="100%" style:text-underline-style="solid" style:text-underline-width="auto" style:text-underline-color="font-color"/>
    </style:style>
    <style:style style:name="T2" style:family="text">
      <style:text-properties fo:color="#1155cc" loext:opacity="100%" style:text-underline-style="solid" style:text-underline-width="auto" style:text-underline-color="font-color" officeooo:rsid="0002964d"/>
    </style:style>
    <style:style style:name="T3" style:family="text">
      <style:text-properties officeooo:rsid="000296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_rnx0nrmsodws"/>MSc Thesis: A Type System for Ensuring Safe Structured Concurrency in Scala</text:p>
      <text:p text:style-name="Standard">Student: Sebastian Willenbrink (stwi@kth.se)</text:p>
      <text:p text:style-name="Standard">Supervisor: Associate Professor Philipp Haller, EECS/TCS</text:p>
      <text:p text:style-name="Heading_20_3"><text:bookmark text:name="_rs9casbkl9f7"/>Background</text:p>
      <text:p text:style-name="Standard">Concurrent programming is known to be difficult due to various hazards including data races, deadlocks, etc. In the area of programming languages, a major focus has been to design programming languages and systems that ensure the safety of concurrent/parallel code without affecting performance negatively or restricting the flexibility of programmers. A successful example of a recent language that ensures data-race freedom at compile time is Rust. Rust's approach relies on a sophisticated type system based on ownership and borrowing, concepts that have been studied during the last 25 years.</text:p>
      <text:p text:style-name="Standard"/>
      <text:p text:style-name="Standard">The high-level goal of this thesis project is to bring some of the ideas behind Rust and related languages to a language that focuses more on functional programming, in this case Scala. The proposed approach is based on <text:span text:style-name="T3">the Scala extension</text:span> <text:span text:style-name="T3">LaCasa [1], a </text:span>type system with a notion of <text:span text:style-name="T3">isolation and uniqueness which prevents aliasing</text:span>. <text:span text:style-name="T3">By extending LaCasa with threads that are isolated from each other we can guarantee data-race freedom.</text:span></text:p>
      <text:p text:style-name="Standard"/>
      <text:p text:style-name="P7"><text:span text:style-name="T3">Recently, there have been many different approaches to safe structured concurrency. The LaCasa paper itself includes an extension for actor-based concurrency [1]. In [2], a lattice based approach is used to guarantee deterministic concurrency. In “</text:span>Habanero-Java: the new adventures of old X10” <text:span text:style-name="T3">[3] the Async-Finish Model (AFM) is described, a variant of the Fork-Join Model familiar from e.g. C. The AFM has many desirable properties which this thesis project attempts to combine it with the isolation guarantees from LaCasa to create a type system for safe structured concurrency.</text:span></text:p>
      <text:p text:style-name="Heading_20_3"><text:bookmark text:name="_ah51hdtpoj87"/>Research Question</text:p>
      <text:p text:style-name="Standard">The research question can be split into multiple sub-questions:</text:p>
      <text:p text:style-name="P1">Can the existing type system of Scala be extended to support safe structured concurrency where data races are prevented at compile time? Is it possible to establish important properties including type preservation and progress? <text:span text:style-name="T3">Is this system deterministic and guaranteed to be deadlock free? </text:span>How <text:span text:style-name="T3">easy is it write parallel programs using this extension?</text:span></text:p>
      <text:p text:style-name="Heading_20_3"><text:bookmark text:name="_nu67frcinw7j"/>Hypothesis</text:p>
      <text:p text:style-name="Standard">The hypothesis the project tries to evaluate is the following:</text:p>
      <text:p text:style-name="P1">It is possible to extend Scala's existing type system with safe structured concurrency in a way that ensures data-race freedom. <text:span text:style-name="T3">By </text:span>leverag<text:span text:style-name="T3">ing</text:span> existing concepts, such as <text:span text:style-name="T3">object capabilities and isolation</text:span>, <text:span text:style-name="T3">the proofs for type preservation, progress, determinism and </text:span><text:soft-page-break/><text:span text:style-name="T3">deadlock freedom are feasible. Writing parallel programs requires only a low overhead by making use of the AFM.</text:span></text:p>
      <text:p text:style-name="Heading_20_3"><text:bookmark text:name="_nkbpx3bcul86"/>Research Method</text:p>
      <text:list text:style-name="WWNum1">
        <text:list-item>
          <text:p text:style-name="P6">Read up on related work, primarily LaCasa.</text:p>
        </text:list-item>
        <text:list-item>
          <text:p text:style-name="P4">Devise a type system extending <text:span text:style-name="T3">LaCasa</text:span> <text:span text:style-name="T3">following the AFM </text:span>such that <text:span text:style-name="T3">parallel tasks are isolated from each other to </text:span>ensure data-race safety by preventing access to shared mutable state.</text:p>
        </text:list-item>
        <text:list-item>
          <text:p text:style-name="P4">Formalize the main ideas of the type system in the context of a small-step operational semantics for a small object-oriented core language.</text:p>
        </text:list-item>
        <text:list-item>
          <text:p text:style-name="P4">Prove important properties like progress and preservation for this small core language. <text:span text:style-name="T3">This proof will be done with pen-and-paper.</text:span></text:p>
        </text:list-item>
        <text:list-item>
          <text:p text:style-name="P6">Prove determinism and deadlock freedom for this small core language.</text:p>
        </text:list-item>
        <text:list-item>
          <text:p text:style-name="P4">Demonstrate the flexibility and annotation overhead of the type system on a range of task-parallel programs written using <text:span text:style-name="T3">Async and Finish</text:span>. <text:span text:style-name="T3">T</text:span>his demonstration will be based on theoretical examples <text:span text:style-name="T3">as no prototype exists</text:span>.</text:p>
        </text:list-item>
      </text:list>
      <text:p text:style-name="Heading_20_3"><text:bookmark text:name="_eyrp4gi23gp5"/>Background of the Student:</text:p>
      <text:p text:style-name="Standard">I have taken multiple courses in the area of formal methods and programming languages, with the two most relevant being a course on programming language semantics [5] and a seminar on type systems [6]. Through these I learned how type systems and semantics are formalized and familiarized myself with concepts like simply typed lambda calculus and dependent types.</text:p>
      <text:p text:style-name="Standard"/>
      <text:p text:style-name="Heading_20_3"><text:bookmark text:name="_81l1ogo2to2m"/>Suggested Examiner at KTH:</text:p>
      <text:p text:style-name="Standard"/>
      <text:p text:style-name="Standard"/>
      <text:p text:style-name="Heading_20_3"><text:bookmark text:name="_b7hf78m526af"/>Suggested Supervisor at KTH:</text:p>
      <text:p text:style-name="Standard">Associate Professor Philipp Haller</text:p>
      <text:p text:style-name="Standard">I have been in contact with Philipp Haller and he has expressed interest in serving as supervisor.</text:p>
      <text:p text:style-name="Standard"/>
      <text:p text:style-name="Heading_20_3"><text:bookmark text:name="_kamvmf1wkxt3"/>Resources:</text:p>
      <text:p text:style-name="Standard">Philipp Haller is familiar with the topic. Besides that, I am not aware of any significant resources existing at the department.</text:p>
      <text:p text:style-name="Standard"/>
      <text:p text:style-name="Heading_20_3"><text:bookmark text:name="_rjefwtopxrub"/>Eligibility:</text:p>
      <text:p text:style-name="Standard">I have completed more than 60 ECTS on an advanced level. All the courses relevant to the <text:soft-page-break/>thesis were completed at the TUM. I’ve completed the course on theory of knowledge and research methodology (DA2210).</text:p>
      <text:p text:style-name="Standard"/>
      <text:p text:style-name="Heading_20_3"><text:bookmark text:name="_i3nj7lq5y8s0"/>Study Planning:</text:p>
      <text:p text:style-name="Standard">I have received grades on all courses except DH2323 as I have not yet finished the practical project of the course. Most of the work is done and only the report is missing.</text:p>
      <text:p text:style-name="P2"/>
      <text:p text:style-name="Heading_20_3"><text:bookmark text:name="_7o4deqwewi2"/>References:</text:p>
      <text:p text:style-name="P7"/>
      <text:p text:style-name="P7"><text:span text:style-name="T2"/></text:p>
      <text:p text:style-name="P7"><text:span text:style-name="T3">[1]: </text:span>LaCasa: lightweight affinity and object capabilities in Scala</text:p>
      <text:p text:style-name="P5"><text:a xlink:type="simple" xlink:href="https://dl.acm.org/doi/abs/10.1145/2983990.2984042" text:style-name="Internet_20_link" text:visited-style-name="Visited_20_Internet_20_Link">https://dl.acm.org/doi/abs/10.1145/2983990.2984042</text:a></text:p>
      <text:p text:style-name="P5"/>
      <text:p text:style-name="P7"><text:span text:style-name="T3">[2]: </text:span>Deterministic Concurrency Using Lattices and the Object Capability Model</text:p>
      <text:p text:style-name="P5"><text:a xlink:type="simple" xlink:href="https://kth.diva-portal.org/smash/record.jsf?pid=diva2%3A1268459&amp;dswid=6775" text:style-name="Internet_20_link" text:visited-style-name="Visited_20_Internet_20_Link">https://kth.diva-portal.org/smash/record.jsf?pid=diva2%3A1268459&amp;dswid=6775</text:a></text:p>
      <text:p text:style-name="P5"/>
      <text:p text:style-name="P7"><text:span text:style-name="T3">[3]: </text:span>Habanero-Java: the new adventures of old X10</text:p>
      <text:p text:style-name="P5"><text:a xlink:type="simple" xlink:href="https://dl.acm.org/doi/abs/10.1145/2093157.2093165" text:style-name="Internet_20_link" text:visited-style-name="Visited_20_Internet_20_Link">https://dl.acm.org/doi/abs/10.1145/2093157.2093165</text:a></text:p>
      <text:p text:style-name="Standard"/>
      <text:p text:style-name="Standard">[5]: Semantics course at TUM</text:p>
      <text:p text:style-name="Standard"><text:a xlink:type="simple" xlink:href="https://campus.tum.de/tumonline/ee/ui/ca2/app/desktop/#/slc.cm.reg/student/modules/detail/light/456513/study-year/1615" text:style-name="ListLabel_20_10" text:visited-style-name="ListLabel_20_10"><text:span text:style-name="T1">https://campus.tum.de/tumonline/ee/ui/ca2/app/desktop/#/slc.cm.reg/student/modules/detail/light/456513/study-year/1615</text:span></text:a><text:line-break/></text:p>
      <text:p text:style-name="Standard">[6]: Tyranny of the Types: Curse or Blessing seminar at TUM</text:p>
      <text:p text:style-name="Standard"><text:a xlink:type="simple" xlink:href="https://www.cs.cit.tum.de/pl/lehre/sommersemester-22/seminare/the-tyranny-of-types-curse-or-blessing/" text:style-name="Internet_20_link" text:visited-style-name="Visited_20_Internet_20_Link"><text:span text:style-name="T1">https://www.cs.cit.tum.de/pl/lehre/sommersemester-22/seminare/the-tyranny-of-types-curse-or-blessing/</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date>2024-01-24T20:20:59.039567352</dc:date>
    <meta:editing-duration>PT2H3M15S</meta:editing-duration>
    <meta:editing-cycles>1</meta:editing-cycles>
    <meta:document-statistic meta:table-count="0" meta:image-count="0" meta:object-count="0" meta:page-count="3" meta:paragraph-count="43" meta:word-count="765" meta:character-count="5290" meta:non-whitespace-character-count="4573"/>
  </office:meta>
</office:document-meta>
</file>